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59H58M23.114051S" calcext:value-type="time">
            <text:p>1359:5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4H05M42.337S" calcext:value-type="time">
            <text:p>04:05</text:p>
          </table:table-cell>
          <table:table-cell table:style-name="ce3"/>
          <table:table-cell office:value-type="string" calcext:value-type="string">
            <text:p>VFX smoke cleanup, puzzle per-split difficult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11H59M04.744S" calcext:value-type="time">
            <text:p>11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3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07:54:25.6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05T11:42:01.127000000</dc:date>
    <meta:editing-duration>P60DT8H40M5S</meta:editing-duration>
    <meta:editing-cycles>1590</meta:editing-cycles>
    <meta:generator>LibreOffice/7.2.6.2$Windows_X86_64 LibreOffice_project/b0ec3a565991f7569a5a7f5d24fed7f52653d754</meta:generator>
    <dc:creator>Benjamin Laws</dc:creator>
    <meta:document-statistic meta:table-count="2" meta:cell-count="1934" meta:object-count="0"/>
  </office:meta>
</office:document-meta>
</file>